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C000002872995215FFA338226.png" manifest:media-type="image/png"/>
  <manifest:file-entry manifest:full-path="Pictures/10000001000002A00000020B2210FB483EA7A45E.png" manifest:media-type="image/png"/>
  <manifest:file-entry manifest:full-path="Pictures/1000000100000424000001CCC1246DE64130B1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ceffb" officeooo:paragraph-rsid="002ceffb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b4c7dc"/>
    </style:style>
    <style:style style:name="P4" style:family="paragraph">
      <style:paragraph-properties style:writing-mode="lr-tb"/>
    </style:style>
    <style:style style:name="P5" style:family="paragraph">
      <loext:graphic-properties draw:fill-color="#ffffd7"/>
      <style:paragraph-properties style:writing-mode="lr-tb"/>
    </style:style>
    <style:style style:name="P6" style:family="paragraph">
      <loext:graphic-properties draw:fill-color="#5eb91e"/>
      <style:paragraph-properties fo:text-align="center"/>
      <style:text-properties fo:font-size="12pt"/>
    </style:style>
    <style:style style:name="P7" style:family="paragraph">
      <loext:graphic-properties draw:fill-color="#158466"/>
      <style:paragraph-properties fo:text-align="center"/>
    </style:style>
    <style:style style:name="T1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9.421cm" fo:min-width="6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d7" draw:textarea-horizontal-align="justify" draw:textarea-vertical-align="middle" draw:auto-grow-height="false" fo:min-height="2.932cm" fo:min-width="18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b4c7dc" draw:textarea-horizontal-align="justify" draw:textarea-vertical-align="middle" draw:auto-grow-height="false" fo:min-height="9.282cm" fo:min-width="6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5eb91e" draw:textarea-horizontal-align="justify" draw:textarea-vertical-align="middle" draw:auto-grow-height="false" fo:min-height="21.003cm" fo:min-width="14.84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158466" draw:textarea-horizontal-align="justify" draw:textarea-vertical-align="middle" draw:auto-grow-height="false" fo:min-height="29.699cm" fo:min-width="21.0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2" draw:style-name="gr6" draw:text-style-name="P7" svg:width="21.016cm" svg:height="29.699cm" svg:x="-1.986cm" svg:y="-2cm"><text:p/><draw:enhanced-geometry svg:viewBox="0 0 21600 21600" draw:type="rectangle" draw:enhanced-path="M 0 0 L 21600 0 21600 21600 0 21600 0 0 Z N"/></draw:custom-shape><draw:custom-shape text:anchor-type="paragraph" draw:z-index="5" draw:name="Forme 4" draw:style-name="gr3" draw:text-style-name="P5" svg:width="19.121cm" svg:height="3.246cm" svg:x="-0.891cm" svg:y="-1.513cm"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 3" draw:style-name="gr2" draw:text-style-name="P3" svg:width="9.757cm" svg:height="14.96cm" svg:x="-2.009cm" svg:y="12.737cm"><text:p/>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7" draw:name="Cadre de texte 1" draw:style-name="gr1" draw:text-style-name="P2" svg:width="7.585cm" svg:height="2.44cm" svg:x="4.987cm" svg:y="-0.347cm"><draw:text-box><text:p><text:span text:style-name="T1">Partie SQL</text:span></text:p></draw:text-box></draw:frame><draw:custom-shape text:anchor-type="paragraph" draw:z-index="1" draw:name="Forme 1" draw:style-name="gr5" draw:text-style-name="P6" svg:width="20.998cm" svg:height="29.699cm" svg:x="-3.286cm" svg:y="-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 6" draw:style-name="gr4" draw:text-style-name="P3" svg:width="9.757cm" svg:height="14.74cm" svg:x="-3.54cm" svg:y="-2.002cm"><text:p/><draw:enhanced-geometry svg:viewBox="0 0 21600 21600" draw:mirror-vertical="false" draw:mirror-horizont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Forme 5" draw:style-name="gr2" draw:text-style-name="P3" svg:width="9.757cm" svg:height="14.96cm" svg:x="9.234cm" svg:y="12.737cm"><text:p/>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Forme 7" draw:style-name="gr4" draw:text-style-name="P3" svg:width="9.757cm" svg:height="14.74cm" svg:x="9.241cm" svg:y="-2.002cm"><text:p/>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P<draw:frame draw:style-name="fr1" draw:name="Image1" text:anchor-type="char" svg:x="2.997cm" svg:y="1.93cm" svg:width="12.056cm" svg:height="8.109cm" draw:z-index="8"><draw:image xlink:href="Pictures/100000010000035C000002872995215FFA338226.png" xlink:type="simple" xlink:show="embed" xlink:actuate="onLoad" draw:mime-type="image/png"/></draw:frame><draw:frame draw:style-name="fr1" draw:name="Image2" text:anchor-type="char" svg:x="2.917cm" svg:y="10.266cm" svg:width="12.164cm" svg:height="9.465cm" draw:z-index="9"><draw:image xlink:href="Pictures/10000001000002A00000020B2210FB483EA7A45E.png" xlink:type="simple" xlink:show="embed" xlink:actuate="onLoad" draw:mime-type="image/png"/></draw:frame><draw:frame draw:style-name="fr1" draw:name="Image3" text:anchor-type="char" svg:x="0.358cm" svg:y="19.93cm" svg:width="17cm" svg:height="7.377cm" draw:z-index="10"><draw:image xlink:href="Pictures/1000000100000424000001CCC1246DE64130B1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0:53:42.626000000</meta:creation-date>
    <meta:generator>LibreOffice/7.2.6.2$Windows_X86_64 LibreOffice_project/b0ec3a565991f7569a5a7f5d24fed7f52653d754</meta:generator>
    <dc:date>2023-05-04T18:33:58.835000000</dc:date>
    <meta:editing-duration>PT36M4S</meta:editing-duration>
    <meta:editing-cycles>21</meta:editing-cycles>
    <meta:document-statistic meta:table-count="0" meta:image-count="3" meta:object-count="0" meta:page-count="1" meta:paragraph-count="1" meta:word-count="1" meta:character-count="1" meta:non-whitespace-character-count="1"/>
  </office:meta>
</office:document-meta>
</file>